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9f8e" officeooo:paragraph-rsid="000f9f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 Elisa Aparecida de oliveira </text:p>
      <text:p text:style-name="P1">numero 2</text:p>
      <text:p text:style-name="P1">Idade 17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3T09:24:41.542000000</dc:date>
    <meta:editing-duration>PT44S</meta:editing-duration>
    <meta:editing-cycles>1</meta:editing-cycles>
    <meta:document-statistic meta:table-count="0" meta:image-count="0" meta:object-count="0" meta:page-count="1" meta:paragraph-count="3" meta:word-count="9" meta:character-count="48" meta:non-whitespace-character-count="41"/>
    <meta:generator>LibreOffice/7.2.2.2$Windows_X86_64 LibreOffice_project/02b2acce88a210515b4a5bb2e46cbfb63fe97d56</meta:generator>
  </office:meta>
</office:document-meta>
</file>